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6cm" fo:min-width="0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layer="layout" svg:width="9.312cm" svg:height="1.673cm" svg:x="4.318cm" svg:y="2.286cm">
          <draw:text-box>
            <text:p>Style – defines how a Rect with</text:p>
            <text:p>Given coords is drawn </text:p>
          </draw:text-box>
        </draw:frame>
        <draw:frame draw:style-name="gr1" draw:layer="layout" svg:width="6.767cm" svg:height="0.962cm" svg:x="0.091cm" svg:y="5.08cm">
          <draw:text-box>
            <text:p>Color (filled with color)</text:p>
          </draw:text-box>
        </draw:frame>
        <draw:frame draw:style-name="gr2" draw:layer="layout" svg:width="7.237cm" svg:height="1.216cm" svg:x="6.733cm" svg:y="5.842cm">
          <draw:text-box>
            <text:p>Image – textures a Rect</text:p>
          </draw:text-box>
        </draw:frame>
        <draw:frame draw:style-name="gr1" draw:layer="layout" svg:width="1.806cm" svg:height="0.962cm" svg:x="23.368cm" svg:y="2.286cm">
          <draw:text-box>
            <text:p>Rect</text:p>
          </draw:text-box>
        </draw:frame>
        <draw:frame draw:style-name="gr1" draw:layer="layout" svg:width="4.659cm" svg:height="0.962cm" svg:x="14.478cm" svg:y="3.048cm">
          <draw:text-box>
            <text:p>Hex (interface)</text:p>
          </draw:text-box>
        </draw:frame>
        <draw:frame draw:style-name="gr1" draw:layer="layout" svg:width="7.893cm" svg:height="0.962cm" svg:x="4.318cm" svg:y="13.208cm">
          <draw:text-box>
            <text:p>HexColor (filled with color)</text:p>
          </draw:text-box>
        </draw:frame>
        <draw:frame draw:style-name="gr2" draw:layer="layout" svg:width="8.186cm" svg:height="1.216cm" svg:x="12.465cm" svg:y="13.262cm">
          <draw:text-box>
            <text:p>HexImage – textures a Hex</text:p>
          </draw:text-box>
        </draw:frame>
        <draw:line draw:style-name="gr3" draw:text-style-name="P1" draw:layer="layout" svg:x1="16.51cm" svg:y1="4.318cm" svg:x2="17.272cm" svg:y2="13.208cm">
          <text:p/>
        </draw:line>
        <draw:line draw:style-name="gr3" draw:text-style-name="P1" draw:layer="layout" svg:x1="11.938cm" svg:y1="7.058cm" svg:x2="16.51cm" svg:y2="13.208cm">
          <text:p/>
        </draw:line>
        <draw:line draw:style-name="gr3" draw:text-style-name="P1" draw:layer="layout" svg:x1="16.256cm" svg:y1="4.826cm" svg:x2="10.16cm" svg:y2="12.7cm">
          <text:p/>
        </draw:line>
        <draw:line draw:style-name="gr3" draw:text-style-name="P1" draw:layer="layout" svg:x1="5.08cm" svg:y1="6.604cm" svg:x2="9.398cm" svg:y2="12.7cm">
          <text:p/>
        </draw:lin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11T08:49:03.900000000</meta:creation-date>
    <dc:date>2015-01-11T09:04:08.422000000</dc:date>
    <meta:editing-duration>P0D</meta:editing-duration>
    <meta:editing-cycles>1</meta:editing-cycles>
    <meta:document-statistic meta:object-count="34"/>
    <meta:generator>LibreOffice/4.2.6.3$Windows_x86 LibreOffice_project/3fd416d4c6db7d3204c17ce57a1d70f6e531ee21</meta:generator>
  </office:meta>
</office:document-meta>
</file>